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Standard">
      <style:text-properties fo:font-size="18.25pt" officeooo:rsid="00170fac" officeooo:paragraph-rsid="00170fac" style:font-size-asian="16pt" style:language-asian="zh" style:country-asian="CN" style:font-size-complex="18.25pt"/>
    </style:style>
    <style:style style:name="P3" style:family="paragraph" style:parent-style-name="Text_20_body">
      <style:text-properties fo:font-size="16pt" style:font-size-asian="16pt" style:font-size-complex="16pt"/>
    </style:style>
    <style:style style:name="P4" style:family="paragraph" style:parent-style-name="Text_20_body">
      <style:paragraph-properties fo:margin-left="0cm" fo:margin-right="0cm" fo:text-indent="0.714cm" style:auto-text-indent="false"/>
      <style:text-properties fo:font-size="16pt" style:font-size-asian="16pt" style:font-size-complex="16pt"/>
    </style:style>
    <style:style style:name="P5" style:family="paragraph" style:parent-style-name="Heading_20_2">
      <style:text-properties fo:font-size="16pt" style:font-size-asian="16pt" style:font-size-complex="16pt"/>
    </style:style>
    <style:style style:name="P6" style:family="paragraph" style:parent-style-name="Text_20_body" style:list-style-name="L1">
      <style:text-properties fo:font-size="16pt" style:font-size-asian="16pt" style:font-size-complex="16pt"/>
    </style:style>
    <style:style style:name="P7" style:family="paragraph" style:parent-style-name="Text_20_body" style:list-style-name="L1">
      <style:paragraph-properties fo:margin-left="1.349cm" fo:margin-right="0cm" fo:text-indent="-0.635cm" style:auto-text-indent="false"/>
      <style:text-properties fo:font-size="16pt" style:font-size-asian="16pt" style:font-size-complex="16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weight-asian="bold"/>
    </style:style>
    <style:style style:name="T3" style:family="text">
      <style:text-properties fo:font-weight="bold"/>
    </style:style>
    <style:style style:name="T4" style:family="text">
      <style:text-properties style:font-name="Calibri"/>
    </style:style>
    <style:style style:name="T5" style:family="text">
      <style:text-properties officeooo:rsid="00190a22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span text:style-name="T3">JDBC</text:span><text:span text:style-name="T2">事务</text:span></text:h>
      <text:p text:style-name="P3"/>
      <text:p text:style-name="P4">Connection<text:span text:style-name="T1">的三个方法与事务相关：</text:span></text:p>
      <text:list xml:id="list2153585535" text:style-name="L1">
        <text:list-item>
          <text:p text:style-name="P7">setAutoCommit(boolean)<text:span text:style-name="T1">：设置是否为自动提交事务，如果</text:span><text:span text:style-name="T4">true</text:span><text:span text:style-name="T1">（默认值就是</text:span><text:span text:style-name="T4">true</text:span><text:span text:style-name="T1">）表示自动提交，也就是每条执行的</text:span><text:span text:style-name="T4">SQL</text:span><text:span text:style-name="T1">语句都是一个单独的事务，如果设置</text:span><text:span text:style-name="T4">false</text:span><text:span text:style-name="T1">，那么就相当于开启了事务了；</text:span></text:p>
        </text:list-item>
        <text:list-item>
          <text:p text:style-name="P7">commit()<text:span text:style-name="T1">：提交结束事务；</text:span></text:p>
        </text:list-item>
        <text:list-item>
          <text:p text:style-name="P6"><text:s/>rollback()<text:span text:style-name="T1">：回滚结束事务。</text:span></text:p>
        </text:list-item>
      </text:list>
      <text:p text:style-name="P1"/>
      <text:p text:style-name="P1"/>
      <text:p text:style-name="P1"/>
      <text:p text:style-name="P2">示例:</text:p>
      <text:p text:style-name="P2">public static void main(String[] args) {</text:p>
      <text:p text:style-name="P2"><text:tab/> String sql1="update myaccount t set t.blance=t.blance-? where t.id=?";</text:p>
      <text:p text:style-name="P2"><text:tab/> String sql2="update myaccount t set t.blance=t.blance+? where t.id=?";</text:p>
      <text:p text:style-name="P2"><text:tab/> <text:s/>Connection conn=DButil.getConn();</text:p>
      <text:p text:style-name="P2"><text:tab/> </text:p>
      <text:p text:style-name="P2"><text:tab/> <text:s/>PreparedStatement ps1=null;</text:p>
      <text:p text:style-name="P2"><text:tab/> <text:s/>PreparedStatement ps2=null;</text:p>
      <text:p text:style-name="P2"><text:tab/> <text:s/>try {</text:p>
      <text:p text:style-name="P2"><text:tab/> <text:s text:c="3"/>ps1=conn.prepareStatement(sql1);</text:p>
      <text:p text:style-name="P2"><text:tab/> <text:s text:c="3"/>ps2=conn.prepareStatement(sql2);</text:p>
      <text:p text:style-name="P2"><text:tab/> <text:s text:c="3"/>//设置事务手动提交,让当前的Connection的所有数据库变更的sql都在一个事务之内</text:p>
      <text:p text:style-name="P2"><text:tab/> <text:s text:c="3"/>//要么同时成功，要么同时失败</text:p>
      <text:p text:style-name="P2"><text:tab/> <text:s text:c="3"/>conn.setAutoCommit(false);</text:p>
      <text:p text:style-name="P2"><text:tab/> <text:s text:c="3"/>ps1.setBigDecimal(1, new BigDecimal(1000));</text:p>
      <text:p text:style-name="P2"><text:tab/> <text:s text:c="3"/>ps1.setInt(2, 1);</text:p>
      <text:p text:style-name="P2"><text:tab/> <text:s text:c="3"/>ps1.executeUpdate();</text:p>
      <text:p text:style-name="P2"><text:tab/> <text:s text:c="3"/>if(true){</text:p>
      <text:p text:style-name="P2"><text:soft-page-break/><text:tab/> <text:s text:c="7"/>throw new Exception();</text:p>
      <text:p text:style-name="P2"><text:tab/> <text:s text:c="3"/>}</text:p>
      <text:p text:style-name="P2"><text:tab/> <text:s text:c="3"/>ps2.setBigDecimal(1, new BigDecimal(1000));</text:p>
      <text:p text:style-name="P2"><text:tab/> <text:s text:c="3"/>ps2.setInt(2, 2);</text:p>
      <text:p text:style-name="P2"><text:tab/> <text:s text:c="3"/>ps2.executeUpdate();</text:p>
      <text:p text:style-name="P2"><text:tab/> <text:s text:c="3"/>//手动提交事务</text:p>
      <text:p text:style-name="P2"><text:tab/> <text:s text:c="3"/>conn.commit();</text:p>
      <text:p text:style-name="P2"><text:tab/> <text:s text:c="3"/></text:p>
      <text:p text:style-name="P2"><text:tab/> <text:s text:c="3"/></text:p>
      <text:p text:style-name="P2"><text:tab/>} catch (Exception e) {</text:p>
      <text:p text:style-name="P2"><text:tab/><text:tab/>//如果发生异常事务回滚</text:p>
      <text:p text:style-name="P2"><text:tab/><text:tab/>try {</text:p>
      <text:p text:style-name="P2"><text:tab/><text:tab/><text:tab/>conn.rollback();</text:p>
      <text:p text:style-name="P2"><text:tab/><text:tab/>} catch (SQLException e1) {</text:p>
      <text:p text:style-name="P2"><text:tab/><text:tab/><text:tab/>e1.printStackTrace();</text:p>
      <text:p text:style-name="P2"><text:tab/><text:tab/>}</text:p>
      <text:p text:style-name="P2"><text:tab/><text:tab/>e.printStackTrace();</text:p>
      <text:p text:style-name="P2"><text:tab/>}finally{</text:p>
      <text:p text:style-name="P2"><text:tab/><text:tab/>DButil.closeupdateRes(ps2);</text:p>
      <text:p text:style-name="P2"><text:tab/><text:tab/>DButil.closeupdateRes(ps1);</text:p>
      <text:p text:style-name="P2"><text:tab/>}</text:p>
      <text:p text:style-name="P2"><text:tab/> <text:s text:c="2"/>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M19S</meta:editing-duration>
    <meta:editing-cycles>5</meta:editing-cycles>
    <meta:generator>LibreOffice/5.3.0.3$Windows_X86_64 LibreOffice_project/7074905676c47b82bbcfbea1aeefc84afe1c50e1</meta:generator>
    <dc:date>2018-03-05T19:47:03.141000000</dc:date>
    <meta:document-statistic meta:table-count="0" meta:image-count="0" meta:object-count="0" meta:page-count="2" meta:paragraph-count="46" meta:word-count="248" meta:character-count="1138" meta:non-whitespace-character-count="958"/>
    <meta:user-defined meta:name="Info 1"/>
    <meta:user-defined meta:name="Info 2"/>
    <meta:user-defined meta:name="Info 3"/>
    <meta:user-defined meta:name="Info 4"/>
  </office:meta>
</office:document-meta>
</file>